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469169" officeooo:paragraph-rsid="00469169"/>
    </style:style>
    <style:style style:name="P2" style:family="paragraph" style:parent-style-name="Text_20_body">
      <style:paragraph-properties fo:text-align="justify" style:justify-single-word="false"/>
      <style:text-properties officeooo:rsid="0048039d" officeooo:paragraph-rsid="0048039d"/>
    </style:style>
    <style:style style:name="P3" style:family="paragraph" style:parent-style-name="Text_20_body">
      <style:paragraph-properties fo:text-align="justify" style:justify-single-word="false"/>
      <style:text-properties officeooo:paragraph-rsid="00469169"/>
    </style:style>
    <style:style style:name="P4" style:family="paragraph" style:parent-style-name="Heading_20_2">
      <style:text-properties officeooo:paragraph-rsid="0048039d"/>
    </style:style>
    <style:style style:name="P5" style:family="paragraph" style:parent-style-name="Heading_20_2">
      <style:text-properties officeooo:paragraph-rsid="004aaef0"/>
    </style:style>
    <style:style style:name="P6" style:family="paragraph" style:parent-style-name="Text_20_body">
      <style:paragraph-properties fo:text-align="justify" style:justify-single-word="false"/>
      <style:text-properties officeooo:rsid="0048039d" officeooo:paragraph-rsid="0048039d"/>
    </style:style>
    <style:style style:name="P7" style:family="paragraph" style:parent-style-name="Text_20_body">
      <style:paragraph-properties fo:text-align="justify" style:justify-single-word="false"/>
      <style:text-properties officeooo:rsid="0048039d" officeooo:paragraph-rsid="004aaef0"/>
    </style:style>
    <style:style style:name="P8" style:family="paragraph" style:parent-style-name="Text_20_body">
      <style:paragraph-properties fo:text-align="justify" style:justify-single-word="false"/>
      <style:text-properties officeooo:rsid="00469169" officeooo:paragraph-rsid="004aaef0"/>
    </style:style>
    <style:style style:name="P9" style:family="paragraph" style:parent-style-name="Text_20_body">
      <style:paragraph-properties fo:text-align="justify" style:justify-single-word="false"/>
      <style:text-properties officeooo:rsid="004aaef0" officeooo:paragraph-rsid="004aaef0"/>
    </style:style>
    <style:style style:name="P10" style:family="paragraph" style:parent-style-name="Heading_20_1">
      <style:paragraph-properties fo:break-before="page"/>
      <style:text-properties officeooo:paragraph-rsid="0048039d"/>
    </style:style>
    <style:style style:name="P11" style:family="paragraph" style:parent-style-name="Heading_20_1">
      <style:paragraph-properties fo:break-before="page"/>
      <style:text-properties officeooo:paragraph-rsid="004aaef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8039d" style:font-style-asian="italic" style:font-style-complex="italic"/>
    </style:style>
    <style:style style:name="T3" style:family="text">
      <style:text-properties officeooo:rsid="00469169"/>
    </style:style>
    <style:style style:name="T4" style:family="text">
      <style:text-properties officeooo:rsid="0048039d"/>
    </style:style>
    <style:style style:name="T5" style:family="text">
      <style:text-properties officeooo:rsid="004aae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">Bedrohungsanalyse: </text:span>PassButler</text:p>
      <text:h text:style-name="Heading_20_1" text:outline-level="1">Bedrohung: <text:span text:style-name="T4">Ausspähen über Frontkamera</text:span></text:h>
      <text:h text:style-name="Heading_20_2" text:outline-level="2">Beschreibung</text:h>
      <text:p text:style-name="P1">Der aktuelle Bildschirm-Inhalt kann als Spiegelung in den Augen/Brille des Nutzers über die Frontkamera des Smartphones ausgespäht werden, wenn eine andere App die entsprechenden Berechtigungen dazu besitzt. Auf diese Weise können z.B. eingegebene Passwörter in Erfahrung gebracht werden.</text:p>
      <text:h text:style-name="Heading_20_2" text:outline-level="2">Risiko</text:h>
      <text:p text:style-name="P2">Gering</text:p>
      <text:p text:style-name="P2">Voraussetzungen für eine erfolgreiche Attacke ist, dass der Nutzer eine entsprechende Späh-App installiert hat und dass der Angreifer den korrekten Zeitpunkt abpasst, um sensible Daten auszuspähen.</text:p>
      <text:h text:style-name="Heading_20_2" text:outline-level="2">Maßnahme</text:h>
      <text:p text:style-name="P3"><text:span text:style-name="T3">Frontkamera während der Nutzung von </text:span><text:span text:style-name="T2">PassButler</text:span><text:span text:style-name="T4"> deaktivieren.</text:span></text:p>
      <text:p text:style-name="P3"/>
      <text:h text:style-name="P10" text:outline-level="1">Bedrohung: <text:span text:style-name="T5">Tastatureingaben werden über einen Keylogger mitgeschnitten</text:span></text:h>
      <text:h text:style-name="P4" text:outline-level="2">Beschreibung</text:h>
      <text:p text:style-name="P9">Auf dem Android-System ist eine Keylogger-Tastatur installiert und als Standard-Tastatur ausgewählt. So könnten Passwort-Eingaben mitgeschnitten werden.</text:p>
      <text:h text:style-name="P4" text:outline-level="2">Risiko</text:h>
      <text:p text:style-name="P9">Gering</text:p>
      <text:p text:style-name="P9">Voraussetzungen für eine erfolgreiche Attacke ist, dass die Keylogger-Tastatur ohne Wissen des Nutzers installiert und als Standard-Tastatur ausgewählt wurde.</text:p>
      <text:h text:style-name="P4" text:outline-level="2">Maßnahme</text:h>
      <text:p text:style-name="P9"><text:span text:style-name="T1">PassButler</text:span> soll für alle Nutzereingaben zwingend die Default-Tastatur von Android verwenden.</text:p>
      <text:p text:style-name="P2"/>
      <text:h text:style-name="P11" text:outline-level="1">Bedrohung: <text:span text:style-name="T4">Dummy</text:span></text:h>
      <text:h text:style-name="P5" text:outline-level="2">Beschreibung</text:h>
      <text:p text:style-name="P8">D<text:span text:style-name="T4">ummy</text:span></text:p>
      <text:h text:style-name="P5" text:outline-level="2">Risiko</text:h>
      <text:p text:style-name="P7">Dummy</text:p>
      <text:h text:style-name="P5" text:outline-level="2">Maßnahme</text:h>
      <text:p text:style-name="P7">Dumm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-Überschrift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4:42:50.682000000</meta:creation-date>
    <dc:date>2017-10-24T16:46:16.711200873</dc:date>
    <meta:editing-duration>PT1H42M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24" meta:word-count="146" meta:character-count="1204" meta:non-whitespace-character-count="1082"/>
  </office:meta>
</office:document-meta>
</file>